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028in" svg:height="7.5949in" svg:x="0.0433in" svg:y="8.9177in">
            <draw:object draw:notify-on-update-of-ranges="Sheet1.A2:Sheet1.A24 Sheet1.B2:Sheet1.B24 Sheet1.C2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B.structure</text:p>
          </table:table-cell>
          <table:table-cell office:value-type="string" calcext:value-type="string">
            <text:p>#interfaces</text:p>
          </table:table-cell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B.structure</text:p>
          </table:table-cell>
          <table:table-cell office:value-type="string" calcext:value-type="string">
            <text:p>#interfac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5-11-06 (1.6beta1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8-10-01 (0.1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5-12-11 (1.6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04-09 (0.2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6-12-21 (1.6.1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05-23 (0.2.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19 (1.6.2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05-23 (0.2.2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26 (1.6.3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12-05 (0.2.3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19 (1.6.4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05-27 (0.3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4-24 (1.7.0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06-11 (0.3.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9-04-08 (1.8.0)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08-11 (0.3.2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9-05-22 (1.9.0)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11-12 (0.3.3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9-11-29 (1.10.0)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12-12 (0.3.4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0-04-15 (1.11+beta1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12-21 (0.3.5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0-04-15 (1.11.0+beta1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3-04 (0.3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0-06-09 (1.11.0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4-01 (0.3.7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0-11-26 (1.12.0)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6-01 (0.3.8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1-10-28 (1.13.0)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6-11 (0.3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2-01-19 (1.14.0)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8-11 (0.3.10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2-06-30 (1.15.0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11-19 (0.3.11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2-11-30 (2.0+alpha1)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office:value-type="string" calcext:value-type="string">
            <text:p>2021-12-29 (0.3.1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3-05-10 (2.0.0)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table:number-columns-repeated="7"/>
          <table:table-cell office:value-type="string" calcext:value-type="string">
            <text:p>2022-01-24 (0.3.13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3-10-24 (2.1.0)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office:value-type="string" calcext:value-type="string">
            <text:p>2022-03-08 (0.4.0)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4-01-17 (2.2.0)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office:value-type="string" calcext:value-type="string">
            <text:p>2022-03-23 (0.5.0)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4-11-28 (2.3.0)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table:number-columns-repeated="7"/>
          <table:table-cell office:value-type="string" calcext:value-type="string">
            <text:p>2022-06-04 (0.5.1)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5-02-19 (2.3.0-66-g10236607)</text:p>
          </table:table-cell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table:number-columns-repeated="7"/>
          <table:table-cell office:value-type="string" calcext:value-type="string">
            <text:p>2022-07-08 (0.5.2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2-08-10 (0.5.3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2-09-05 (0.5.4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2-12-14 (0.6.0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3-02-24 (0.6.1)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3-04-21 (0.6.2)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3-06-21 (0.6.3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3-08-05 (0.6.4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3-10-02 (0.6.5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3-11-14 (0.6.6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1-09 (0.6.7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1-19 (0.7.0)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1-26 (1.0.0)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3-31 (1.1.0)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6-06 (1.2.0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8-06 (1.3.0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8-09 (1.3.1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09-24 (1.4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10-09 (1.5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10-25 (1.6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11-22 (1.7.0)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4-12-19 (1.8.0)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025-02-19 (1.8.0-54-g762e08bf)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6"/>
          <table:table-cell>
            <draw:frame draw:z-index="1" draw:style-name="gr1" draw:text-style-name="P1" svg:width="13.5028in" svg:height="7.5949in" svg:x="0.0024in" svg:y="0in">
              <draw:object draw:notify-on-update-of-ranges="Sheet1.K2:Sheet1.K46 Sheet1.L2:Sheet1.L46 Sheet1.M2:Sheet1.M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5:48:00.166494638</meta:creation-date>
    <dc:date>2025-02-19T14:52:08.418350565</dc:date>
    <meta:editing-duration>PT37M19S</meta:editing-duration>
    <meta:editing-cycles>3</meta:editing-cycles>
    <meta:generator>LibreOffice/24.2.7.2$Linux_X86_64 LibreOffice_project/420$Build-2</meta:generator>
    <meta:document-statistic meta:table-count="1" meta:cell-count="2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42192" chart:maximum="456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298cm" svg:height="19.292cm" xlink:href=".." xlink:type="simple" chart:class="chart:line" chart:style-name="ch1">
        <chart:legend chart:legend-position="end" svg:x="31.155cm" svg:y="9.098cm" style:legend-expansion="high" chart:style-name="ch2"/>
        <chart:plot-area chart:style-name="ch3" table:cell-range-address="Sheet1.A2:Sheet1.C24" chart:data-source-has-labels="both" svg:x="0.685cm" svg:y="0.385cm" svg:width="29.785cm" svg:height="18.522cm">
          <chart:coordinate-region svg:x="3.24cm" svg:y="0.584cm" svg:width="27.089cm" svg:height="14.144cm"/>
          <chart:axis chart:dimension="x" chart:name="primary-x" chart:style-name="ch4" chartooo:axis-type="date">
            <chartooo:date-scale/>
            <chart:categories table:cell-range-address="Sheet1.A2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4" loext:label-string="structure" chart:class="chart:line">
            <chart:data-point chart:repeated="23"/>
          </chart:series>
          <chart:series chart:style-name="ch8" chart:values-cell-range-address="Sheet1.C2:Sheet1.C24" loext:label-string="hb.structure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</table:table-cell>
              <table:table-cell office:value-type="string">
                <text:p>hb.structure</text:p>
              </table:table-cell>
            </table:table-row>
          </table:table-header-rows>
          <table:table-rows>
            <table:table-row>
              <table:table-cell office:value-type="string">
                <text:p>2015-11-06 (1.6beta1)</text:p>
                <draw:g>
                  <svg:desc>Sheet1.A2:Sheet1.A24</svg:desc>
                </draw:g>
              </table:table-cell>
              <table:table-cell office:value-type="float" office:value="111">
                <text:p>111</text:p>
                <draw:g>
                  <svg:desc>Sheet1.B2:Sheet1.B24</svg:desc>
                </draw:g>
              </table:table-cell>
              <table:table-cell office:value-type="float" office:value="0">
                <text:p>0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015-12-11 (1.6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1 (1.6.1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19 (1.6.2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26 (1.6.3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19 (1.6.4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-04-24 (1.7.0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4-08 (1.8.0)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22 (1.9.0)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1-29 (1.10.0)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4-15 (1.11+beta1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4-15 (1.11.0+beta1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6-09 (1.11.0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1-26 (1.12.0)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10-28 (1.13.0)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-01-19 (1.14.0)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-06-30 (1.15.0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-11-30 (2.0+alpha1)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23-05-10 (2.0.0)</text:p>
              </table:table-cell>
              <table:table-cell office:value-type="float" office:value="19">
                <text:p>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23-10-24 (2.1.0)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24-01-17 (2.2.0)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24-11-28 (2.3.0)</text:p>
              </table:table-cell>
              <table:table-cell office:value-type="float" office:value="24">
                <text:p>2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25-02-19 (2.3.0-66-g10236607)</text:p>
              </table:table-cell>
              <table:table-cell office:value-type="float" office:value="24">
                <text:p>24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98cm" svg:height="19.292cm" xlink:href=".." xlink:type="simple" chart:class="chart:line" chart:style-name="ch1">
        <chart:legend chart:legend-position="end" svg:x="31.155cm" svg:y="9.098cm" style:legend-expansion="high" chart:style-name="ch2"/>
        <chart:plot-area chart:style-name="ch3" table:cell-range-address="Sheet1.K2:Sheet1.M46" chart:data-source-has-labels="both" svg:x="0.685cm" svg:y="0.385cm" svg:width="29.785cm" svg:height="18.522cm">
          <chart:coordinate-region svg:x="2.828cm" svg:y="0.584cm" svg:width="27.501cm" svg:height="14.201cm"/>
          <chart:axis chart:dimension="x" chart:name="primary-x" chart:style-name="ch4" chartooo:axis-type="auto">
            <chartooo:date-scale/>
            <chart:categories table:cell-range-address="Sheet1.K2:Sheet1.K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46" loext:label-string="structure" chart:class="chart:line">
            <chart:data-point chart:repeated="45"/>
          </chart:series>
          <chart:series chart:style-name="ch7" chart:values-cell-range-address="Sheet1.M2:Sheet1.M46" loext:label-string="hb.structure" chart:class="chart:line"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</table:table-cell>
              <table:table-cell office:value-type="string">
                <text:p>hb.structure</text:p>
              </table:table-cell>
            </table:table-row>
          </table:table-header-rows>
          <table:table-rows>
            <table:table-row>
              <table:table-cell office:value-type="string">
                <text:p>2018-10-01 (0.1.0)</text:p>
                <draw:g>
                  <svg:desc>Sheet1.K2:Sheet1.K46</svg:desc>
                </draw:g>
              </table:table-cell>
              <table:table-cell office:value-type="float" office:value="19">
                <text:p>19</text:p>
                <draw:g>
                  <svg:desc>Sheet1.L2:Sheet1.L46</svg:desc>
                </draw:g>
              </table:table-cell>
              <table:table-cell office:value-type="float" office:value="0">
                <text:p>0</text:p>
                <draw:g>
                  <svg:desc>Sheet1.M2:Sheet1.M46</svg:desc>
                </draw:g>
              </table:table-cell>
            </table:table-row>
            <table:table-row>
              <table:table-cell office:value-type="string">
                <text:p>2019-04-09 (0.2.0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23 (0.2.1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23 (0.2.2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2-05 (0.2.3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5-27 (0.3.0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6-11 (0.3.1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8-11 (0.3.2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1-12 (0.3.3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2-12 (0.3.4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1 (0.3.5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3-04 (0.3.6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4-01 (0.3.7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01 (0.3.8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11 (0.3.9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8-11 (0.3.10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11-19 (0.3.11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12-29 (0.3.12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-01-24 (0.3.13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-03-08 (0.4.0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2-03-23 (0.5.0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2-06-04 (0.5.1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2-07-08 (0.5.2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8-10 (0.5.3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9-05 (0.5.4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12-14 (0.6.0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3-02-24 (0.6.1)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3-04-21 (0.6.2)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3-06-21 (0.6.3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3-08-05 (0.6.4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3-10-02 (0.6.5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3-11-14 (0.6.6)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4-01-09 (0.6.7)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4-01-19 (0.7.0)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4-01-26 (1.0.0)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-03-31 (1.1.0)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-06-06 (1.2.0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4-08-06 (1.3.0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4-08-09 (1.3.1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4-09-24 (1.4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4-10-09 (1.5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4-10-25 (1.6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4-11-22 (1.7.0)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24-12-19 (1.8.0)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25-02-19 (1.8.0-54-g762e08bf)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